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29b5a0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71c1c0" officeooo:paragraph-rsid="0071c1c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19eb27"/>
    </style:style>
    <style:style style:name="P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29b38" officeooo:paragraph-rsid="00729b38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1c1c0" officeooo:paragraph-rsid="00729b3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1c1c0" officeooo:paragraph-rsid="0071c1c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9bf2e" officeooo:paragraph-rsid="0079bf2e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71c1c0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729b38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764e6f" officeooo:paragraph-rsid="00764e6f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753a35" officeooo:paragraph-rsid="00729b38"/>
    </style:style>
    <style:style style:name="T1" style:family="text">
      <style:text-properties style:text-line-through-style="none" style:text-line-through-type="none"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style:font-name="DejaVu Sans Condensed" fo:font-size="12pt" fo:font-weight="bold" officeooo:rsid="00585969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2d3ec7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6215f5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71c1c0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weight="normal" officeooo:rsid="0071c1c0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" fo:font-size="12pt" fo:font-weight="normal" officeooo:rsid="00729b38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" fo:font-size="12pt" fo:font-weight="normal" officeooo:rsid="0079bf2e" style:font-size-asian="12pt" style:font-weight-asian="normal" style:font-size-complex="12pt" style:font-weight-complex="normal"/>
    </style:style>
    <style:style style:name="T12" style:family="text">
      <style:text-properties officeooo:rsid="00729b38"/>
    </style:style>
    <style:style style:name="T13" style:family="text">
      <style:text-properties officeooo:rsid="0079bf2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4</text:span><text:span text:style-name="T6">0</text:span><text:span text:style-name="T7">0</text:span><text:span text:style-name="T1"> - </text:span><text:span text:style-name="T3">A/</text:span><text:span text:style-name="T4">A</text:span><text:span text:style-name="T3"> </text:span><text:span text:style-name="T5">- </text:span><text:span text:style-name="T7">Stores List</text:span></text:p>
      <text:p text:style-name="P1"/>
      <text:p text:style-name="P2">Air to air weapons</text:p>
      <text:list text:style-name="L1">
        <text:list-item>
          <text:p text:style-name="P4">AIM-9B<text:tab/><text:tab/>IR, rear aspect tail-chase only</text:p>
        </text:list-item>
        <text:list-item>
          <text:p text:style-name="P8"><text:span text:style-name="T9">AIM-9J</text:span><text:span text:style-name="T10"><text:tab/><text:tab/><text:tab/>IR, rear-aspect</text:span></text:p>
        </text:list-item>
        <text:list-item>
          <text:p text:style-name="P8"><text:span text:style-name="T9">AIM-9JULI</text:span><text:span text:style-name="T10"><text:tab/><text:tab/>IR, all-aspect (AIM-9J/N/P body with AIM-9L seeker)</text:span></text:p>
        </text:list-item>
        <text:list-item>
          <text:p text:style-name="P10"><text:span text:style-name="T10">A</text:span><text:span text:style-name="T8">IM-9P<text:tab/><text:tab/>IR, rear-aspect??</text:span></text:p>
        </text:list-item>
        <text:list-item>
          <text:p text:style-name="P9"><text:span text:style-name="T9">R</text:span><text:span text:style-name="T10">.</text:span><text:span text:style-name="T9">550 Magic I</text:span><text:span text:style-name="T10"><text:tab/>IR, rear-aspect </text:span></text:p>
        </text:list-item>
        <text:list-item>
          <text:p text:style-name="P11"><text:span text:style-name="T9">R</text:span><text:span text:style-name="T10">.</text:span><text:span text:style-name="T9">530 IR</text:span><text:span text:style-name="T10"><text:tab/><text:tab/>IR, limited all-aspect </text:span><text:span text:style-name="T11">(poor flare rejection, but better close-in than aim-9)</text:span></text:p>
        </text:list-item>
        <text:list-item>
          <text:p text:style-name="P5"><text:span text:style-name="T12">R.530</text:span> EM<text:span text:style-name="T12"><text:tab/><text:tab/>Radar, SARH </text:span></text:p>
        </text:list-item>
        <text:list-item>
          <text:p text:style-name="P4">Super 530F<text:tab/><text:tab/>Radar, SARH <text:span text:style-name="T13">(very good, fast, point buy on ECW)</text:span></text:p>
          <text:list>
            <text:list-item>
              <text:p text:style-name="P4">Note: The Super 530D is a more advanced missile carried only by the Mirage 2000.</text:p>
            </text:list-item>
          </text:list>
        </text:list-item>
      </text:list>
      <text:p text:style-name="P6"/>
      <text:p text:style-name="P7">Note that having 530s severely reduces your performance, so either fire them or jettison them before entering a dogfight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5-16T22:53:14.098000000</dc:date>
    <meta:editing-duration>PT15H53M8S</meta:editing-duration>
    <meta:editing-cycles>86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12" meta:word-count="106" meta:character-count="600" meta:non-whitespace-character-count="504"/>
  </office:meta>
</office:document-meta>
</file>